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a2bd" officeooo:paragraph-rsid="0000a2b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0a2bd" officeooo:paragraph-rsid="0000a2bd" style:text-blinking="false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4b586" officeooo:paragraph-rsid="0004b586" style:text-blinking="false" fo:background-color="transparent" loext:padding="0cm" loext:border="none"/>
    </style:style>
    <style:style style:name="P4" style:family="paragraph" style:parent-style-name="Standard">
      <style:text-properties officeooo:rsid="000380a2" officeooo:paragraph-rsid="000380a2"/>
    </style:style>
    <style:style style:name="P5" style:family="paragraph" style:parent-style-name="Standard">
      <style:text-properties officeooo:rsid="0004b586" officeooo:paragraph-rsid="0004b586"/>
    </style:style>
    <style:style style:name="P6" style:family="paragraph" style:parent-style-name="Table_20_Contents">
      <style:text-properties officeooo:rsid="0004b586" officeooo:paragraph-rsid="0004b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ización Black Friday</text:p>
      <text:p text:style-name="P2"><text:bookmark text:name="docs-internal-guid-6cb717e7-7fff-ee66-7f54-1e9554669d28"/></text:p>
      <text:p text:style-name="P3">PrecioOriginal: int &gt;=0</text:p>
      <text:p text:style-name="P3">Descuento: int &gt;=0</text:p>
      <text:p text:style-name="P3">Fecha:Calendar</text:p>
      <text:p text:style-name="P3">Inválido: precio o descuento menor que 0, fecha mal introducida</text:p>
      <text:p text:style-name="P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6">CARACTERIZACIÓN</text:p>
          </table:table-cell>
          <table:table-cell table:style-name="Tabla1.A1" office:value-type="string">
            <text:p text:style-name="P6">b1</text:p>
          </table:table-cell>
          <table:table-cell table:style-name="Tabla1.A1" office:value-type="string">
            <text:p text:style-name="P6">b2</text:p>
          </table:table-cell>
          <table:table-cell table:style-name="Tabla1.D1" office:value-type="string">
            <text:p text:style-name="P6">b3</text:p>
          </table:table-cell>
        </table:table-row>
        <table:table-row>
          <table:table-cell table:style-name="Tabla1.A2" office:value-type="string">
            <text:p text:style-name="P6">Contiene Precio</text:p>
          </table:table-cell>
          <table:table-cell table:style-name="Tabla1.A2" office:value-type="string">
            <text:p text:style-name="P6">True</text:p>
          </table:table-cell>
          <table:table-cell table:style-name="Tabla1.A2" office:value-type="string">
            <text:p text:style-name="P6">False</text:p>
          </table:table-cell>
          <table:table-cell table:style-name="Tabla1.D2" office:value-type="string">
            <text:p text:style-name="P6">Invalid</text:p>
          </table:table-cell>
        </table:table-row>
        <table:table-row>
          <table:table-cell table:style-name="Tabla1.A2" office:value-type="string">
            <text:p text:style-name="P6">Contiene Descuento</text:p>
          </table:table-cell>
          <table:table-cell table:style-name="Tabla1.A2" office:value-type="string">
            <text:p text:style-name="P6">True</text:p>
          </table:table-cell>
          <table:table-cell table:style-name="Tabla1.A2" office:value-type="string">
            <text:p text:style-name="P6">False</text:p>
          </table:table-cell>
          <table:table-cell table:style-name="Tabla1.D2" office:value-type="string">
            <text:p text:style-name="P6">Invalid</text:p>
          </table:table-cell>
        </table:table-row>
        <table:table-row>
          <table:table-cell table:style-name="Tabla1.A2" office:value-type="string">
            <text:p text:style-name="P6">Se introduce Fecha</text:p>
          </table:table-cell>
          <table:table-cell table:style-name="Tabla1.A2" office:value-type="string">
            <text:p text:style-name="P6">True</text:p>
          </table:table-cell>
          <table:table-cell table:style-name="Tabla1.A2" office:value-type="string">
            <text:p text:style-name="P6">False</text:p>
          </table:table-cell>
          <table:table-cell table:style-name="Tabla1.D2" office:value-type="string">
            <text:p text:style-name="P6">Invalid</text:p>
          </table:table-cell>
        </table:table-row>
      </table:table>
      <text:p text:style-name="P3"/>
      <text:p text:style-name="P5">BCC:FTT,ITT,TFT,TIT,TTF,TTI + TTT(base)</text:p>
      <text:p text:style-name="P5"/>
      <text:p text:style-name="P4">No tiene sentido realizar los tests FTT ni TT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4:25:02.575119217</meta:creation-date>
    <dc:date>2021-12-07T20:12:51.910836119</dc:date>
    <meta:editing-duration>PT42M42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3" meta:word-count="52" meta:character-count="352" meta:non-whitespace-character-count="323"/>
  </office:meta>
</office:document-meta>
</file>